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93d65" officeooo:paragraph-rsid="00093d65"/>
    </style:style>
    <style:style style:name="P2" style:family="paragraph" style:parent-style-name="Standard">
      <style:text-properties style:font-name="Liberation Sans" style:text-underline-style="none" fo:font-weight="bold" officeooo:rsid="00093d65" officeooo:paragraph-rsid="00093d6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93d65" officeooo:paragraph-rsid="00093d65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 Mono" fo:font-size="15pt" fo:font-weight="bold" officeooo:rsid="00093d65" officeooo:paragraph-rsid="00093d65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U-Voting</text:p>
      <text:p text:style-name="P3"/>
      <text:p text:style-name="P1">Sende eine SMS oder WhatsApp-Nachricht an <text:span text:style-name="T1">015202323741</text:span> mit</text:p>
      <text:p text:style-name="P1"/>
      <text:p text:style-name="P4">VOTE [Land]</text:p>
      <text:p text:style-name="P1"/>
      <text:p text:style-name="P1">Ersetze dabei [Land] durch ein Land aus:</text:p>
      <text:p text:style-name="P1"><text:tab/></text:p>
      <text:p text:style-name="P2">#<text:tab/>Land<text:tab/><text:tab/><text:tab/>Künstler<text:tab/><text:tab/><text:tab/>Song</text:p>
      <text:p text:style-name="P2"/>
      <text:p text:style-name="P1">1<text:tab/><text:span text:style-name="T1">Israel</text:span><text:tab/><text:tab/><text:tab/>Imri Ziv <text:tab/><text:tab/><text:tab/>"I Feel Alive"</text:p>
      <text:p text:style-name="P1">2<text:tab/><text:span text:style-name="T1">Polen</text:span><text:tab/><text:tab/><text:tab/>Kasia Moś <text:tab/><text:tab/><text:tab/>"Flashlight"</text:p>
      <text:p text:style-name="P1">3<text:tab/><text:span text:style-name="T1">Weißrussland</text:span><text:tab/>Naviband <text:tab/><text:tab/><text:tab/>"Story Of My Life"</text:p>
      <text:p text:style-name="P1">4<text:tab/><text:span text:style-name="T1">Österreich</text:span><text:tab/><text:tab/>Nathan Trent <text:tab/><text:tab/>"Running On Air"</text:p>
      <text:p text:style-name="P1">5<text:tab/><text:span text:style-name="T1">Armenien</text:span><text:tab/><text:tab/>Artsvik <text:tab/><text:tab/><text:tab/>"Fly With Me"</text:p>
      <text:p text:style-name="P1">6<text:tab/><text:span text:style-name="T1">Niederlande</text:span><text:tab/><text:tab/>O'G3NE<text:tab/><text:tab/><text:tab/>"Lights And Shadows"</text:p>
      <text:p text:style-name="P1">7<text:tab/><text:span text:style-name="T1">Moldau</text:span><text:tab/><text:tab/>SunStroke Project <text:tab/><text:tab/>"Hey, Mamma!"</text:p>
      <text:p text:style-name="P1">8<text:tab/><text:span text:style-name="T1">Ungarn</text:span><text:tab/><text:tab/>Joci Pápai <text:tab/><text:tab/><text:tab/>"Origo"</text:p>
      <text:p text:style-name="P1">9<text:tab/><text:span text:style-name="T1">Italien</text:span><text:tab/><text:tab/><text:tab/>Francesco Gabbani<text:tab/><text:tab/>"Occidentali’s Karma"</text:p>
      <text:p text:style-name="P1">10<text:tab/><text:span text:style-name="T1">Dänemark</text:span><text:tab/><text:tab/>Anja Nissen <text:tab/><text:tab/><text:tab/>"Where I Am"</text:p>
      <text:p text:style-name="P1">11<text:tab/><text:span text:style-name="T1">Portugal</text:span><text:tab/><text:tab/>Salvador Sobral <text:tab/><text:tab/>"Amor pelos dois"</text:p>
      <text:p text:style-name="P1">12<text:tab/><text:span text:style-name="T1">Aserbaidschan</text:span><text:tab/>Dihaj <text:tab/><text:tab/><text:tab/><text:tab/>"Skeletons"</text:p>
      <text:p text:style-name="P1">13<text:tab/><text:span text:style-name="T1">Kroatien</text:span><text:tab/><text:tab/>Jacques Houdek <text:tab/><text:tab/>"My Friend"</text:p>
      <text:p text:style-name="P1">14<text:tab/><text:span text:style-name="T1">Australien</text:span><text:tab/><text:tab/>Isaiah <text:tab/><text:tab/><text:tab/><text:tab/>"Don't Come Easy"</text:p>
      <text:p text:style-name="P1">15<text:tab/><text:span text:style-name="T1">Griechenland</text:span><text:tab/>Demy <text:tab/><text:tab/><text:tab/><text:tab/>"This Is Love"</text:p>
      <text:p text:style-name="P1">16<text:tab/><text:span text:style-name="T1">Spanien</text:span><text:tab/><text:tab/>Manel Navarro <text:tab/><text:tab/>"Do It For Your Lover"</text:p>
      <text:p text:style-name="P1">17<text:tab/><text:span text:style-name="T1">Norwegen</text:span><text:tab/><text:tab/>Jowst <text:tab/><text:tab/><text:tab/><text:tab/>"Grab The Moment"</text:p>
      <text:p text:style-name="P1">18<text:tab/><text:span text:style-name="T1">Großbritannien</text:span><text:tab/>Lucie Jones <text:tab/><text:tab/><text:tab/>"Never Give Up On You"</text:p>
      <text:p text:style-name="P1">19<text:tab/><text:span text:style-name="T1">Zypern</text:span><text:tab/><text:tab/>Hovig Demirjian <text:tab/><text:tab/>"Gravity"</text:p>
      <text:p text:style-name="P1">20<text:tab/><text:span text:style-name="T1">Rumänien</text:span><text:tab/><text:tab/>Ilinca feat. Alex Florea <text:tab/>"Yodel It!"</text:p>
      <text:p text:style-name="P1">21<text:tab/><text:span text:style-name="T1">Deutschland</text:span><text:tab/>Levina <text:tab/><text:tab/><text:tab/>"Perfect Life"</text:p>
      <text:p text:style-name="P1">22<text:tab/><text:span text:style-name="T1">Ukraine</text:span><text:tab/><text:tab/>O.Torvald <text:tab/><text:tab/><text:tab/>"Time"</text:p>
      <text:p text:style-name="P1">23<text:tab/><text:span text:style-name="T1">Belgien</text:span><text:tab/><text:tab/>Blanche <text:tab/><text:tab/><text:tab/>"City Lights"</text:p>
      <text:p text:style-name="P1">24<text:tab/><text:span text:style-name="T1">Schweden</text:span><text:tab/><text:tab/>Robin Bengtsson <text:tab/><text:tab/>"I Can't Go On"</text:p>
      <text:p text:style-name="P1">25<text:tab/><text:span text:style-name="T1">Bulgarien</text:span><text:tab/><text:tab/>Kristian Kostov <text:tab/><text:tab/>"Beautiful Mess"</text:p>
      <text:p text:style-name="P1">26<text:tab/><text:span text:style-name="T1">Frankreich</text:span><text:tab/><text:tab/>Alma <text:tab/><text:tab/><text:tab/><text:tab/>"Requiem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20:42:25.160591419</meta:creation-date>
    <dc:date>2017-05-12T21:07:14.695928259</dc:date>
    <meta:editing-duration>PT24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82" meta:character-count="1227" meta:non-whitespace-character-count="977"/>
  </office:meta>
</office:document-meta>
</file>